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LocatorImpl.DOMLocatorImpl( int lineNumber , int columnNumber , int byteoffset , Node relatedData , String uri , int utf16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LocatorImpl.DOMLoca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LocatorImp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DOMLocatorImpl( int lineNumber , int columnNumber , int utf16Offse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LocatorImpl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getRela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getByte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getUtf16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LocatorImpl.DOMLocatorImpl( int lineNumber , int columnNumber , int byteoffset , Node relatedData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LocatorImpl.DOMLocatorImpl( int lineNumber , int columnNumber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